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text-align="center" fo:line-height="150%"/>
      <style:text-properties style:font-name="Times" fo:font-size="12.0pt"/>
    </style:style>
    <style:style style:name="P2" style:family="paragraph" style:parent-style-name="Standard">
      <style:paragraph-properties fo:line-height="150%"/>
      <style:text-properties style:font-name="Times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2"/>
      <text:p text:style-name="P2"/>
      <text:p text:style-name="P2"/>
      <text:p text:style-name="P2"/>
      <text:p text:style-name="P2"/>
      <text:p text:style-name="P1">Lab 1b: Labview Introduction</text:p>
      <text:p text:style-name="P1">ELC 433 – Digital Signal Processing Lab</text:p>
      <text:p text:style-name="P1">Kevin Cao, Dhruvit Naik</text:p>
      <text:p text:style-name="P1">September 8, 2015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</meta:generator>
    <dc:title>Kevin's Default</dc:title>
  </office:meta>
</office:document-meta>
</file>